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FreeSans, sans-serif"/>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Standard">
      <style:paragraph-properties fo:margin-left="0in" fo:margin-right="0in" fo:margin-top="0in" fo:margin-bottom="0in" fo:text-indent="0in" style:auto-text-indent="false"/>
      <style:text-properties fo:color="#666666"/>
    </style:style>
    <style:style style:name="P3" style:family="paragraph" style:parent-style-name="Standard">
      <style:paragraph-properties fo:margin-left="0in" fo:margin-right="0in" fo:margin-top="0in" fo:margin-bottom="0in" fo:text-indent="0in" style:auto-text-indent="false"/>
      <style:text-properties fo:font-variant="normal" fo:text-transform="none" fo:color="#666666" style:font-name="Times New Roman1" fo:font-size="18pt" fo:letter-spacing="normal" fo:font-style="normal" fo:font-weight="normal"/>
    </style:style>
    <style:style style:name="P4" style:family="paragraph" style:parent-style-name="Standard">
      <style:paragraph-properties fo:margin-left="0in" fo:margin-right="0in" fo:margin-top="0in" fo:margin-bottom="0in" fo:text-indent="0in" style:auto-text-indent="false"/>
      <style:text-properties fo:font-variant="normal" fo:text-transform="none" fo:color="#666666" style:font-name="Times New Roman1" fo:font-size="14pt" fo:letter-spacing="normal" fo:font-style="normal" fo:font-weight="normal"/>
    </style:style>
    <style:style style:name="P5" style:family="paragraph" style:parent-style-name="Text_20_body">
      <style:paragraph-properties fo:margin-left="0in" fo:margin-right="0in" style:line-height-at-least="0.15in" fo:text-indent="0in" style:auto-text-indent="false"/>
      <style:text-properties fo:font-variant="normal" fo:text-transform="none" fo:color="#444444" style:font-name="Arial1" fo:font-size="7.80000019073486pt" fo:letter-spacing="normal" fo:font-style="normal" fo:font-weight="normal"/>
    </style:style>
    <style:style style:name="P6" style:family="paragraph" style:parent-style-name="Text_20_body">
      <style:paragraph-properties fo:margin-left="0in" fo:margin-right="0in" style:line-height-at-least="0.15in" fo:text-indent="0in" style:auto-text-indent="false"/>
    </style:style>
    <style:style style:name="P7" style:family="paragraph" style:parent-style-name="Text_20_body" style:list-style-name="L1">
      <style:paragraph-properties fo:margin-left="0in" fo:margin-right="0in" fo:margin-top="0in" fo:margin-bottom="0in" fo:line-height="140%" fo:text-indent="0in" style:auto-text-indent="false" fo:padding="0in" fo:border="none"/>
      <style:text-properties fo:font-variant="normal" fo:text-transform="none" fo:color="#444444" style:font-name="Arial1" fo:font-size="7.80000019073486pt" fo:letter-spacing="normal" fo:font-style="normal" fo:font-weight="normal"/>
    </style:style>
    <style:style style:name="P8" style:family="paragraph" style:parent-style-name="Text_20_body" style:list-style-name="L1">
      <style:paragraph-properties fo:margin-left="0in" fo:margin-right="0in" fo:line-height="140%" fo:text-indent="0in" style:auto-text-indent="false" fo:padding="0in" fo:border="none"/>
      <style:text-properties fo:font-variant="normal" fo:text-transform="none" fo:color="#444444" style:font-name="Arial1" fo:font-size="7.80000019073486pt" fo:letter-spacing="normal" fo:font-style="normal" fo:font-weight="normal"/>
    </style:style>
    <style:style style:name="P9" style:family="paragraph" style:parent-style-name="Heading_20_3">
      <style:text-properties fo:font-variant="normal" fo:text-transform="none" fo:color="#444444" style:font-name="Arial1" fo:font-size="13.1999998092651pt" fo:letter-spacing="normal" fo:font-style="normal" fo:font-weight="bold"/>
    </style:style>
    <style:style style:name="T1" style:family="text">
      <style:text-properties style:text-position="33% 80%"/>
    </style:style>
    <style:style style:name="T2" style:family="text">
      <style:text-properties style:text-underline-style="solid" style:text-underline-width="auto" style:text-underline-color="font-color"/>
    </style:style>
    <style:style style:name="T3" style:family="text">
      <style:text-properties fo:font-variant="normal" fo:text-transform="none" fo:color="#444444" style:font-name="Arial1" fo:font-size="7.80000019073486pt" fo:letter-spacing="normal" fo:font-style="normal" fo:font-weight="normal"/>
    </style:style>
    <style:style style:name="T4" style:family="text">
      <style:text-properties fo:font-variant="normal" fo:text-transform="none" fo:color="#444444" style:font-name="Arial1" fo:font-size="18pt" fo:letter-spacing="normal" fo:font-style="normal" fo:font-weight="normal"/>
    </style:style>
    <style:style style:name="T5" style:family="text">
      <style:text-properties fo:font-variant="normal" fo:text-transform="none" fo:color="#4d469c" style:text-line-through-style="none" style:font-name="Arial1" fo:font-size="18pt" fo:letter-spacing="normal" fo:font-style="normal" style:text-underline-style="none" fo:font-weight="normal" style:text-blink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 test</text:p>
      <text:p text:style-name="Standard"/>
      <text:p text:style-name="P3">1<text:span text:style-name="T1">st</text:span> – 28<text:span text:style-name="T1">th</text:span> Mar 2015: The Smoking Gun</text:p>
      <text:p text:style-name="P2"/>
      <text:p text:style-name="P4">Incriminating evidence left behind, what has your guilty character been up to?</text:p>
      <text:p text:style-name="P1"/>
      <text:p text:style-name="Standard"/>
      <text:p text:style-name="Standard">Lost the first draft due to a computer error.</text:p>
      <text:p text:style-name="Standard"/>
      <text:p text:style-name="Standard">P:Miles had shot his future self using a time-switching alien artifact.</text:p>
      <text:p text:style-name="Standard"/>
      <text:h text:style-name="P9" text:outline-level="3">How to submit your short story</text:h>
      <text:section text:style-name="Sect1" text:name="post-body-5074214742674463524">
        <text:p text:style-name="P6"><text:span text:style-name="T3"><text:line-break/></text:span><text:span text:style-name="T4">Please ensure your story is between 400-1500 words long, has a title and follows the </text:span><text:a xlink:type="simple" xlink:href="http://thewritersnotebookgroup.blogspot.co.uk/p/house-style-for-submitted-stories.html" office:target-frame-name="_blank" xlink:show="new" text:style-name="Internet_20_link" text:visited-style-name="Visited_20_Internet_20_Link"><text:span text:style-name="T5">house style</text:span></text:a><text:span text:style-name="T4">.</text:span><text:span text:style-name="T3"><text:line-break/></text:span><text:span text:style-name="T4"><text:line-break/>Then, attach your stories (maximum of two stories per person, per month) to writersnotebook.sandra@gmail.com as word documents. </text:span><text:span text:style-name="T3"><text:line-break/></text:span><text:span text:style-name="T4"><text:line-break/>Please make sure your return email address is visible so we can contact you if necessary.</text:span><text:span text:style-name="T3"><text:line-break/></text:span><text:span text:style-name="T4"><text:line-break/>In the subject header of the email, please write 'Entry' followed by the theme and your name.</text:span><text:span text:style-name="T3"><text:line-break/> </text:span><text:span text:style-name="T4">E.g. Entry - Obsession - Sandra Rose</text:span><text:span text:style-name="T3"><text:line-break/></text:span><text:span text:style-name="T4"><text:line-break/>If you DO NOT want to receive feedback on your story from The Writer's Notebook readers, please state so in the first line of your email. Feedback will only be available to finalists.</text:span><text:span text:style-name="T3"><text:line-break/></text:span><text:span text:style-name="T4"><text:line-break/>Then, please copy the Terms and Conditions text below into the body of the email, as evidence that you have read and accept the terms. Any entry that doesn't have the terms and conditions text included in the email will not be included in the </text:span><text:soft-page-break/><text:span text:style-name="T4">competition.</text:span><text:span text:style-name="T3"><text:line-break/><text:line-break/><text:line-break/><text:line-break/><text:line-break/>Terms and Conditions<text:line-break/><text:line-break/>I agree that I am submitting my short story/stories to be entered in The Writer's Notebook Short Story Competition, and that if my story should be chosen for the monthly finalist poll I agree to the following:<text:line-break/></text:span></text:p>
        <text:list xml:id="list3738833744096325201" text:style-name="L1">
          <text:list-item>
            <text:p text:style-name="P7">That my story can be published in its entirety to The Writer's Notebook blog, to be read and judged by The Writer's Notebook readers for the duration of the finalist poll.</text:p>
          </text:list-item>
          <text:list-item>
            <text:p text:style-name="P7">If I do not want my story to receive feedback from the readers of the blog, I will notify The Writer's Notebook in my submission email.</text:p>
          </text:list-item>
          <text:list-item>
            <text:p text:style-name="P7">I understand that feedback will only be available to three short stories that reach the finalist poll each month.</text:p>
          </text:list-item>
          <text:list-item>
            <text:p text:style-name="P7">That if my story is judged the winning entry for the month I agree to allow my short story to be published in it's entirety in The Writer's Notebook Anthology that will be published at the end of 2015 - or when a total of twelve winning stories have been collected - whichever happens soonest.</text:p>
          </text:list-item>
          <text:list-item>
            <text:p text:style-name="P7">That once published, The Writer's Notebook Anthology will be on sale as a digital download, or as a paperback which will be available to order from Amazon.</text:p>
          </text:list-item>
          <text:list-item>
            <text:p text:style-name="P7">That if my story is published in the Anthology, I will retain all rights to my story. But that The Writer's Handbook will hold rights to the Anthology. </text:p>
          </text:list-item>
          <text:list-item>
            <text:p text:style-name="P7">If my story wins I will not receive a 'prize' immediately - instead I will receive an equal share of the sales profits of the Anthology on a monthly basis once it has been published. </text:p>
          </text:list-item>
          <text:list-item>
            <text:p text:style-name="P7">That if my story is published in the Anthology I will receive one Kindle edition of the Anthology gifted to me by The Writer's Notebook.</text:p>
          </text:list-item>
          <text:list-item>
            <text:p text:style-name="P7">I understand that the sales profits will be split equally thirteen ways between the twelve published authors and The Writer's Notebook</text:p>
          </text:list-item>
          <text:list-item>
            <text:p text:style-name="P7">That if my story is a winner and is to be published in the Anthology it is my responsibility to make available to The Writer's Notebook my contact email address and my Paypal account email address in order to receive monthly sales reports and my monthly payments.</text:p>
          </text:list-item>
          <text:list-item>
            <text:p text:style-name="P7">I understand that each month payment will vary depending on sales quantities, and that I will not receive a payment if there have been no sales that particular month. But I will still receive a sales report as evidence of this.</text:p>
          </text:list-item>
          <text:list-item>
            <text:p text:style-name="P7">That The Writer's Notebook will have control on the decision whether to make the Anthology out-of-print if sales decline. But I understand I will be informed of this decision by email.</text:p>
          </text:list-item>
          <text:list-item>
            <text:p text:style-name="P7">That if my story is published (or is intended to be published) in the Anthology and I wish to submit it for publication elsewhere, I will inform The Writer's Notebook. But I will not retract my story from the Anthology.</text:p>
          </text:list-item>
          <text:list-item>
            <text:p text:style-name="P7">That I will make available to The Writer's Notebook upon request, a small biography about myself (or about my pseudonym if applicable) which can be included in its entirety or in an edited form within the Anthology and used in advertisements for the Anthology and displayed on The Writer's Notebook blog.</text:p>
          </text:list-item>
          <text:list-item>
            <text:p text:style-name="P8">That my email and Paypal account email addresses will only be used for the purposes stated of sending sales reports, contacting me with regards to the Anthology and to receive payment.</text:p>
          </text:list-item>
        </text:list>
      </text:section>
      <text:p text:style-name="Standard"/>
      <text:h text:style-name="P9" text:outline-level="3">House Style for Submitted Stories</text:h>
      <text:section text:style-name="Sect1" text:name="post-body-99748875397554734">
        <text:p text:style-name="P5">All stories must be sent as a Word document<text:line-break/><text:line-break/>Please begin with your story title half-way down the first page<text:line-break/><text:line-break/>Your story should begin two lines below the title<text:line-break/><text:line-break/>Single space<text:line-break/><text:line-break/>Please use Times New Roman or Ariel typefaces, stick to the same font throughout your story.<text:line-break/><text:line-break/>Keep your font to size 12.<text:line-break/><text:line-break/>Indent the first line of new paragraphs and dialogue with a single tab<text:line-break/><text:line-break/><text:soft-page-break/>Text should be aligned on the left (with the exception of new paragraphs and new lines of dialogue), and not aligned on the right.<text:line-break/><text:line-break/>Dialogue should be in single speech marks 'like this' whereas quotes within dialogue should be in double "speech marks".<text:line-break/><text:line-break/>If there is a change of scene or your story jumps forward or backward in time, please signify the change with a single * centrally positioned between the paragraphs where the change occurs.<text:line-break/><text:line-break/>All stories should be spell-checked, and written in English - although US spellings are acceptable.<text:line-break/><text:line-break/>Please <text:span text:style-name="T2">do not</text:span> number your pages<text:line-break/><text:line-break/>Please <text:span text:style-name="T2">do not</text:span> include the total number of words<text:line-break/><text:line-break/>At the end of your story please leave two spaces and type: The End<text:line-break/>Please position this centrally<text:line-break/></text:p>
      </text:section>
      <text:p text:style-name="Standard"/>
      <text:p text:style-name="Standard"/>
      <text:p text:style-name="Standard"/>
      <text:p text:style-name="Standard"/>
      <text:p text:style-name="Standard"/>
      <text:p text:style-name="Standard"/>
      <text:p text:style-name="Standard"/>
      <text:p text:style-name="Standard">Revelations:</text:p>
      <text:p text:style-name="Standard"/>
      <text:p text:style-name="Standard">That P is the victim of the crime he is investigating</text:p>
      <text:p text:style-name="Standard"/>
      <text:p text:style-name="Standard">In spite of clues to the contrary that are later explained, like empty pockets</text:p>
      <text:p text:style-name="Standard"/>
      <text:p text:style-name="Standard">That the artifact is a time-exchanger</text:p>
      <text:p text:style-name="Standard"/>
      <text:p text:style-name="Standard">That the artifact is alien in origin</text:p>
      <text:p text:style-name="Standard"/>
      <text:p text:style-name="Standard">That the scar on his sisters face was his fault … but an accident</text:p>
      <text:p text:style-name="Standard"/>
      <text:p text:style-name="Standard">That the entire research lab is in fact the inside of the crashed spaceship</text:p>
      <text:p text:style-name="Standard"/>
      <text:p text:style-name="Standard">That P is not a scientist, just the janitor</text:p>
      <text:p text:style-name="Standard">That before that, P was in jail</text:p>
      <text:p text:style-name="Standard">What was P before that?</text:p>
      <text:p text:style-name="Standard"/>
      <text:p text:style-name="Standard">Transitions:</text:p>
      <text:p text:style-name="Standard"/>
      <text:p text:style-name="Standard">From “shoot first ask questions later” (and unaware of this flaw)</text:p>
      <text:p text:style-name="Standard">to</text:p>
      <text:p text:style-name="Standard">aware of the flaw</text:p>
      <text:p text:style-name="Standard">to</text:p>
      <text:p text:style-name="Standard">no longer subject to it</text:p>
      <text:p text:style-name="Standard"/>
      <text:p text:style-name="Standard">Miles could have sworn the entire lab facility had been empty, but there was no disputing the charred, smoking remains on the tarp in front of hi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FreeSans, sans-serif"/>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Banks</meta:initial-creator>
    <meta:creation-date>2015-02-25T10:58:33.40</meta:creation-date>
    <dc:date>2015-02-25T12:58:50.94</dc:date>
    <dc:creator>Kevin Banks</dc:creator>
    <meta:editing-duration>PT54M43S</meta:editing-duration>
    <meta:editing-cycles>4</meta:editing-cycles>
    <meta:generator>OpenOffice/4.1.1$Win32 OpenOffice.org_project/411m6$Build-9775</meta:generator>
    <meta:document-statistic meta:table-count="0" meta:image-count="0" meta:object-count="0" meta:page-count="3" meta:paragraph-count="41" meta:word-count="1099" meta:character-count="6122"/>
  </office:meta>
</office:document-meta>
</file>